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-dash="Ultrafine_20_Dashed" svg:stroke-color="#00ff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2" draw:layer="layout" svg:width="3.81cm" svg:height="1.905cm" svg:x="12.065cm" svg:y="13.335cm">
          <text:p text:style-name="P1">FilterRel2</text:p>
        </draw:ellipse>
        <draw:ellipse draw:style-name="gr1" draw:text-style-name="P2" draw:id="id1" draw:layer="layout" svg:width="3.81cm" svg:height="1.905cm" svg:x="9.525cm" svg:y="8.89cm">
          <text:p text:style-name="P1">JoinRel2</text:p>
        </draw:ellipse>
        <draw:ellipse draw:style-name="gr1" draw:text-style-name="P2" draw:id="id4" draw:layer="layout" svg:width="3.81cm" svg:height="1.905cm" svg:x="6.985cm" svg:y="16.51cm">
          <text:p text:style-name="P1">TableRel1</text:p>
        </draw:ellipse>
        <draw:ellipse draw:style-name="gr1" draw:text-style-name="P2" draw:id="id3" draw:layer="layout" svg:width="3.81cm" svg:height="1.905cm" svg:x="12.065cm" svg:y="16.51cm">
          <text:p text:style-name="P1">TableRel2</text:p>
        </draw:ellipse>
        <draw:ellipse draw:style-name="gr2" draw:text-style-name="P1" draw:id="id6" draw:layer="layout" svg:width="3.81cm" svg:height="1.905cm" svg:x="4.445cm" svg:y="10.16cm">
          <text:p text:style-name="P1">JoinRel1</text:p>
        </draw:ellipse>
        <draw:ellipse draw:style-name="gr2" draw:text-style-name="P1" draw:id="id5" draw:layer="layout" svg:width="3.81cm" svg:height="1.905cm" svg:x="4.445cm" svg:y="6.985cm">
          <text:p text:style-name="P1">FilterRel1</text:p>
        </draw:ellipse>
        <draw:connector draw:style-name="gr3" draw:text-style-name="P2" draw:layer="layout" draw:type="lines" svg:x1="11.43cm" svg:y1="10.795cm" svg:x2="13.97cm" svg:y2="13.335cm" draw:start-shape="id1" draw:start-glue-point="2" draw:end-shape="id2" draw:end-glue-point="0">
          <text:p text:style-name="P3"/>
        </draw:connector>
        <draw:connector draw:style-name="gr3" draw:text-style-name="P2" draw:layer="layout" draw:type="lines" svg:x1="13.97cm" svg:y1="15.24cm" svg:x2="13.97cm" svg:y2="16.51cm" draw:start-shape="id2" draw:start-glue-point="2" draw:end-shape="id3" draw:end-glue-point="0">
          <text:p text:style-name="P3"/>
        </draw:connector>
        <draw:connector draw:style-name="gr3" draw:text-style-name="P2" draw:layer="layout" draw:type="lines" svg:x1="11.43cm" svg:y1="10.795cm" svg:x2="8.89cm" svg:y2="16.51cm" draw:start-shape="id1" draw:start-glue-point="2" draw:end-shape="id4" draw:end-glue-point="0">
          <text:p text:style-name="P3"/>
        </draw:connector>
        <draw:connector draw:style-name="gr3" draw:text-style-name="P2" draw:layer="layout" draw:type="lines" svg:x1="6.35cm" svg:y1="8.89cm" svg:x2="6.35cm" svg:y2="10.16cm" draw:start-shape="id5" draw:start-glue-point="2" draw:end-shape="id6" draw:end-glue-point="0">
          <text:p text:style-name="P3"/>
        </draw:connector>
        <draw:connector draw:style-name="gr3" draw:text-style-name="P2" draw:layer="layout" draw:type="lines" svg:x1="6.35cm" svg:y1="12.065cm" svg:x2="8.89cm" svg:y2="16.51cm" draw:start-shape="id6" draw:start-glue-point="2" draw:end-shape="id4" draw:end-glue-point="0">
          <text:p text:style-name="P3"/>
        </draw:connector>
        <draw:connector draw:style-name="gr3" draw:text-style-name="P2" draw:layer="layout" draw:type="lines" svg:x1="6.35cm" svg:y1="12.065cm" svg:x2="13.97cm" svg:y2="16.51cm" draw:start-shape="id6" draw:start-glue-point="2" draw:end-shape="id3" draw:end-glue-point="0">
          <text:p text:style-name="P3"/>
        </draw:connector>
      </draw:page>
      <draw:page draw:name="page2" draw:style-name="dp1" draw:master-page-name="Default">
        <office:forms form:automatic-focus="false" form:apply-design-mode="false"/>
        <draw:ellipse draw:style-name="gr1" draw:text-style-name="P2" draw:id="id8" draw:layer="layout" svg:width="3.81cm" svg:height="1.905cm" svg:x="15.24cm" svg:y="16.51cm">
          <text:p text:style-name="P1">TableRel</text:p>
        </draw:ellipse>
        <draw:ellipse draw:style-name="gr2" draw:text-style-name="P1" draw:id="id7" draw:layer="layout" svg:width="3.81cm" svg:height="1.905cm" svg:x="12.065cm" svg:y="13.335cm">
          <text:p text:style-name="P1">ProjectRel</text:p>
        </draw:ellipse>
        <draw:ellipse draw:style-name="gr1" draw:text-style-name="P2" draw:id="id9" draw:layer="layout" svg:width="3.81cm" svg:height="1.905cm" svg:x="15.24cm" svg:y="10.795cm">
          <text:p text:style-name="P1">FilterRel</text:p>
        </draw:ellipse>
        <draw:connector draw:style-name="gr3" draw:text-style-name="P2" draw:layer="layout" draw:type="lines" svg:x1="13.97cm" svg:y1="15.24cm" svg:x2="17.145cm" svg:y2="16.51cm" draw:start-shape="id7" draw:start-glue-point="2" draw:end-shape="id8" draw:end-glue-point="0">
          <text:p text:style-name="P3"/>
        </draw:connector>
        <draw:connector draw:style-name="gr3" draw:text-style-name="P2" draw:layer="layout" draw:type="lines" svg:x1="17.145cm" svg:y1="12.7cm" svg:x2="17.145cm" svg:y2="16.51cm" draw:start-shape="id9" draw:start-glue-point="2" draw:end-shape="id8" draw:end-glue-point="0">
          <text:p text:style-name="P3"/>
        </draw:connector>
        <draw:ellipse draw:style-name="gr1" draw:text-style-name="P2" draw:id="id12" draw:layer="layout" svg:width="3.81cm" svg:height="1.905cm" svg:x="2.54cm" svg:y="17.78cm">
          <text:p text:style-name="P1">TableRel</text:p>
        </draw:ellipse>
        <draw:ellipse draw:style-name="gr1" draw:text-style-name="P2" draw:id="id10" draw:layer="layout" svg:width="3.81cm" svg:height="1.905cm" svg:x="2.54cm" svg:y="10.16cm">
          <text:p text:style-name="P1">FilterRel</text:p>
        </draw:ellipse>
        <draw:ellipse draw:style-name="gr1" draw:text-style-name="P2" draw:id="id11" draw:layer="layout" svg:width="3.81cm" svg:height="1.905cm" svg:x="2.54cm" svg:y="13.97cm">
          <text:p text:style-name="P1">ProjectRel</text:p>
        </draw:ellipse>
        <draw:connector draw:style-name="gr3" draw:text-style-name="P2" draw:layer="layout" draw:type="lines" svg:x1="4.445cm" svg:y1="12.065cm" svg:x2="4.445cm" svg:y2="13.97cm" draw:start-shape="id10" draw:start-glue-point="2" draw:end-shape="id11" draw:end-glue-point="0">
          <text:p text:style-name="P3"/>
        </draw:connector>
        <draw:connector draw:style-name="gr3" draw:text-style-name="P2" draw:layer="layout" draw:type="lines" svg:x1="4.445cm" svg:y1="15.875cm" svg:x2="4.445cm" svg:y2="17.78cm" draw:start-shape="id11" draw:start-glue-point="2" draw:end-shape="id12" draw:end-glue-point="0">
          <text:p text:style-name="P3"/>
        </draw:connector>
        <draw:frame draw:style-name="gr4" draw:id="id13" draw:layer="layout" svg:width="2.754cm" svg:height="1.043cm" svg:x="6.985cm" svg:y="12.7cm">
          <draw:text-box>
            <text:p text:style-name="P3">old vertex</text:p>
          </draw:text-box>
        </draw:frame>
        <draw:connector draw:style-name="gr5" draw:text-style-name="P2" draw:layer="layout" draw:type="lines" svg:x1="8.362cm" svg:y1="13.743cm" svg:x2="6.35cm" svg:y2="14.922cm" draw:start-shape="id13" draw:start-glue-point="2" draw:end-shape="id11" draw:end-glue-point="1">
          <text:p text:style-name="P3"/>
        </draw:connector>
        <draw:frame draw:style-name="gr4" draw:id="id14" draw:layer="layout" svg:width="3.017cm" svg:height="1.043cm" svg:x="7.143cm" svg:y="16.102cm">
          <draw:text-box>
            <text:p text:style-name="P3">new vertex</text:p>
          </draw:text-box>
        </draw:frame>
        <draw:connector draw:style-name="gr6" draw:text-style-name="P2" draw:layer="layout" draw:type="lines" svg:x1="8.651cm" svg:y1="17.145cm" svg:x2="6.35cm" svg:y2="18.732cm" draw:start-shape="id14" draw:start-glue-point="2" draw:end-shape="id12" draw:end-glue-point="1">
          <text:p text:style-name="P3"/>
        </draw:connector>
        <draw:frame draw:style-name="gr4" draw:layer="layout" svg:width="3.99cm" svg:height="1.043cm" svg:x="8.89cm" svg:y="8.89cm">
          <draw:text-box>
            <text:p text:style-name="P3">Transformation</text:p>
          </draw:text-box>
        </draw:frame>
        <draw:line draw:style-name="gr3" draw:text-style-name="P2" draw:layer="layout" svg:x1="8.89cm" svg:y1="10.795cm" svg:x2="12.7cm" svg:y2="10.795cm">
          <text:p text:style-name="P3"/>
        </draw:line>
      </draw:page>
      <draw:page draw:name="page3" draw:style-name="dp1" draw:master-page-name="Default">
        <office:forms form:automatic-focus="false" form:apply-design-mode="false"/>
        <draw:ellipse draw:style-name="gr1" draw:text-style-name="P2" draw:id="id16" draw:layer="layout" svg:width="3.81cm" svg:height="1.905cm" svg:x="2.54cm" svg:y="17.781cm">
          <text:p text:style-name="P1">FennelCalcRel</text:p>
        </draw:ellipse>
        <draw:ellipse draw:style-name="gr1" draw:text-style-name="P2" draw:id="id15" draw:layer="layout" svg:width="3.81cm" svg:height="1.905cm" svg:x="2.54cm" svg:y="12.7cm">
          <text:p text:style-name="P1">IterCalcRel</text:p>
        </draw:ellipse>
        <draw:connector draw:style-name="gr3" draw:text-style-name="P2" draw:layer="layout" draw:type="lines" svg:x1="4.445cm" svg:y1="14.605cm" svg:x2="4.445cm" svg:y2="17.781cm" draw:start-shape="id15" draw:start-glue-point="2" draw:end-shape="id16" draw:end-glue-point="0">
          <text:p text:style-name="P3"/>
        </draw:connector>
        <draw:ellipse draw:style-name="gr1" draw:text-style-name="P2" draw:id="id19" draw:layer="layout" svg:width="3.81cm" svg:height="1.905cm" svg:x="11.43cm" svg:y="17.78cm">
          <text:p text:style-name="P1">FennelCalcRel</text:p>
        </draw:ellipse>
        <draw:ellipse draw:style-name="gr1" draw:text-style-name="P2" draw:id="id17" draw:layer="layout" svg:width="3.81cm" svg:height="1.905cm" svg:x="11.43cm" svg:y="9.525cm">
          <text:p text:style-name="P1">IterCalcRel</text:p>
        </draw:ellipse>
        <draw:ellipse draw:style-name="gr1" draw:text-style-name="P2" draw:id="id18" draw:layer="layout" svg:width="3.81cm" svg:height="1.905cm" svg:x="11.43cm" svg:y="13.97cm">
          <text:p text:style-name="P1">FennelToIter</text:p>
          <text:p text:style-name="P1">Converter</text:p>
        </draw:ellipse>
        <draw:connector draw:style-name="gr3" draw:text-style-name="P2" draw:layer="layout" draw:type="lines" svg:x1="13.335cm" svg:y1="11.43cm" svg:x2="13.335cm" svg:y2="13.97cm" draw:start-shape="id17" draw:start-glue-point="2" draw:end-shape="id18" draw:end-glue-point="0">
          <text:p text:style-name="P3"/>
        </draw:connector>
        <draw:connector draw:style-name="gr3" draw:text-style-name="P2" draw:layer="layout" draw:type="lines" svg:x1="13.335cm" svg:y1="15.875cm" svg:x2="13.335cm" svg:y2="17.78cm" draw:start-shape="id18" draw:start-glue-point="2" draw:end-shape="id19" draw:end-glue-point="0">
          <text:p text:style-name="P3"/>
        </draw:connector>
        <draw:connector draw:style-name="gr5" draw:text-style-name="P2" draw:layer="layout" draw:type="lines" svg:x1="8.148cm" svg:y1="16.918cm" svg:x2="6.35cm" svg:y2="18.733cm" draw:start-shape="id20" draw:start-glue-point="2" draw:end-shape="id16" draw:end-glue-point="1">
          <text:p text:style-name="P3"/>
        </draw:connector>
        <draw:connector draw:style-name="gr6" draw:text-style-name="P2" draw:layer="layout" draw:type="lines" svg:x1="17.383cm" svg:y1="13.335cm" svg:x2="15.24cm" svg:y2="14.922cm" draw:start-shape="id21" draw:start-glue-point="2" draw:end-shape="id18" draw:end-glue-point="1">
          <text:p text:style-name="P3"/>
        </draw:connector>
        <draw:frame draw:style-name="gr4" draw:id="id20" draw:layer="layout" svg:width="2.754cm" svg:height="1.043cm" svg:x="6.771cm" svg:y="15.875cm">
          <draw:text-box>
            <text:p text:style-name="P3">old vertex</text:p>
          </draw:text-box>
        </draw:frame>
        <draw:frame draw:style-name="gr4" draw:id="id21" draw:layer="layout" svg:width="3.017cm" svg:height="1.043cm" svg:x="15.875cm" svg:y="12.292cm">
          <draw:text-box>
            <text:p text:style-name="P3">new vertex</text:p>
          </draw:text-box>
        </draw:frame>
        <draw:frame draw:style-name="gr4" draw:layer="layout" svg:width="3.99cm" svg:height="1.043cm" svg:x="6.35cm" svg:y="7.62cm">
          <draw:text-box>
            <text:p text:style-name="P3">Transformation</text:p>
          </draw:text-box>
        </draw:frame>
        <draw:line draw:style-name="gr3" draw:text-style-name="P2" draw:layer="layout" svg:x1="6.35cm" svg:y1="9.525cm" svg:x2="10.16cm" svg:y2="9.52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4-07T22:45:36</meta:creation-date>
    <dc:date>2006-04-08T00:20:25</dc:date>
    <dc:language>en-US</dc:language>
    <meta:editing-cycles>4</meta:editing-cycles>
    <meta:editing-duration>PT1H34M51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